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4.089cm"/>
    </style:style>
    <style:style style:name="Table1.B" style:family="table-column">
      <style:table-column-properties style:column-width="12.912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5.423cm" table:align="left"/>
    </style:style>
    <style:style style:name="Table2.A" style:family="table-column">
      <style:table-column-properties style:column-width="3.789cm"/>
    </style:style>
    <style:style style:name="Table2.B" style:family="table-column">
      <style:table-column-properties style:column-width="11.635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2.944cm"/>
    </style:style>
    <style:style style:name="Table3.B" style:family="table-column">
      <style:table-column-properties style:column-width="14.056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3.81cm"/>
    </style:style>
    <style:style style:name="Table4.B" style:family="table-column">
      <style:table-column-properties style:column-width="13.19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5.977cm" table:align="left"/>
    </style:style>
    <style:style style:name="Table5.A" style:family="table-column">
      <style:table-column-properties style:column-width="3.517cm"/>
    </style:style>
    <style:style style:name="Table5.B" style:family="table-column">
      <style:table-column-properties style:column-width="12.46cm"/>
    </style:style>
    <style:style style:name="Table5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4c3cfb" officeooo:paragraph-rsid="0058c49c"/>
    </style:style>
    <style:style style:name="P2" style:family="paragraph" style:parent-style-name="Text_20_body">
      <style:text-properties officeooo:rsid="004c3cfb" officeooo:paragraph-rsid="004c3cfb"/>
    </style:style>
    <style:style style:name="P3" style:family="paragraph" style:parent-style-name="Text_20_body">
      <style:text-properties officeooo:rsid="005c5653" officeooo:paragraph-rsid="005c5653"/>
    </style:style>
    <style:style style:name="P4" style:family="paragraph" style:parent-style-name="Text_20_body">
      <style:text-properties officeooo:rsid="005c5653" officeooo:paragraph-rsid="006c7470"/>
    </style:style>
    <style:style style:name="P5" style:family="paragraph" style:parent-style-name="Text_20_body">
      <style:text-properties officeooo:rsid="005fe6aa" officeooo:paragraph-rsid="005fe6aa"/>
    </style:style>
    <style:style style:name="P6" style:family="paragraph" style:parent-style-name="Heading_20_3">
      <style:text-properties officeooo:paragraph-rsid="00681e91"/>
    </style:style>
    <style:style style:name="P7" style:family="paragraph" style:parent-style-name="Text_20_body">
      <style:text-properties officeooo:rsid="00673817" officeooo:paragraph-rsid="00673817"/>
    </style:style>
    <style:style style:name="P8" style:family="paragraph" style:parent-style-name="Text_20_body">
      <style:text-properties officeooo:rsid="00528730" officeooo:paragraph-rsid="004c3cfb"/>
    </style:style>
    <style:style style:name="P9" style:family="paragraph" style:parent-style-name="Text_20_body">
      <style:text-properties officeooo:rsid="006c7470" officeooo:paragraph-rsid="006f0b6a"/>
    </style:style>
    <style:style style:name="P10" style:family="paragraph" style:parent-style-name="Text_20_body">
      <style:text-properties officeooo:rsid="006c7470" officeooo:paragraph-rsid="0070fb8e"/>
    </style:style>
    <style:style style:name="P11" style:family="paragraph" style:parent-style-name="Heading_20_3">
      <style:text-properties officeooo:paragraph-rsid="0073893d"/>
    </style:style>
    <style:style style:name="P12" style:family="paragraph" style:parent-style-name="Text_20_body">
      <style:text-properties officeooo:paragraph-rsid="0073893d"/>
    </style:style>
    <style:style style:name="P13" style:family="paragraph" style:parent-style-name="Heading_20_3">
      <style:text-properties officeooo:paragraph-rsid="0087273a"/>
    </style:style>
    <style:style style:name="P14" style:family="paragraph" style:parent-style-name="Text_20_body">
      <style:text-properties officeooo:paragraph-rsid="0087273a"/>
    </style:style>
    <style:style style:name="P15" style:family="paragraph" style:parent-style-name="Text_20_body">
      <style:text-properties officeooo:rsid="007d9526" officeooo:paragraph-rsid="007d9526"/>
    </style:style>
    <style:style style:name="P16" style:family="paragraph" style:parent-style-name="Text_20_body">
      <style:text-properties officeooo:rsid="007d9526" officeooo:paragraph-rsid="007d9c6b"/>
    </style:style>
    <style:style style:name="P17" style:family="paragraph" style:parent-style-name="Text_20_body">
      <style:text-properties officeooo:paragraph-rsid="007d9c6b"/>
    </style:style>
    <style:style style:name="P18" style:family="paragraph" style:parent-style-name="Text_20_body">
      <style:text-properties officeooo:rsid="00882a7c" officeooo:paragraph-rsid="008b9fe3"/>
    </style:style>
    <style:style style:name="P19" style:family="paragraph" style:parent-style-name="Text_20_body">
      <style:text-properties officeooo:rsid="00898865" officeooo:paragraph-rsid="008ca371"/>
    </style:style>
    <style:style style:name="P20" style:family="paragraph" style:parent-style-name="Text_20_body">
      <style:text-properties officeooo:rsid="008ad210" officeooo:paragraph-rsid="008ad210"/>
    </style:style>
    <style:style style:name="P21" style:family="paragraph" style:parent-style-name="Text_20_body">
      <style:text-properties officeooo:rsid="008b1a19" officeooo:paragraph-rsid="008b1a19"/>
    </style:style>
    <style:style style:name="P22" style:family="paragraph" style:parent-style-name="Heading_20_3">
      <style:text-properties officeooo:paragraph-rsid="00566e36"/>
    </style:style>
    <style:style style:name="P23" style:family="paragraph" style:parent-style-name="Text_20_body" style:list-style-name="L1"/>
    <style:style style:name="P24" style:family="paragraph" style:parent-style-name="Text_20_body" style:list-style-name="L1">
      <style:text-properties officeooo:paragraph-rsid="007681de"/>
    </style:style>
    <style:style style:name="P25" style:family="paragraph" style:parent-style-name="Text_20_body" style:list-style-name="L2"/>
    <style:style style:name="P26" style:family="paragraph" style:parent-style-name="Text_20_body" style:list-style-name="L3"/>
    <style:style style:name="P27" style:family="paragraph" style:parent-style-name="Text_20_body" style:list-style-name="L4"/>
    <style:style style:name="P28" style:family="paragraph" style:parent-style-name="Text_20_body" style:list-style-name="L5"/>
    <style:style style:name="P29" style:family="paragraph" style:parent-style-name="Text_20_body" style:list-style-name="L6">
      <style:text-properties officeooo:paragraph-rsid="0058c49c"/>
    </style:style>
    <style:style style:name="T1" style:family="text">
      <style:text-properties style:text-underline-style="solid" style:text-underline-width="auto" style:text-underline-color="font-color" officeooo:rsid="00566e36"/>
    </style:style>
    <style:style style:name="T2" style:family="text">
      <style:text-properties style:text-underline-style="solid" style:text-underline-width="auto" style:text-underline-color="font-color" officeooo:rsid="00681e91"/>
    </style:style>
    <style:style style:name="T3" style:family="text">
      <style:text-properties style:text-underline-style="solid" style:text-underline-width="auto" style:text-underline-color="font-color" officeooo:rsid="0071e5c7"/>
    </style:style>
    <style:style style:name="T4" style:family="text">
      <style:text-properties style:text-underline-style="solid" style:text-underline-width="auto" style:text-underline-color="font-color" officeooo:rsid="0087273a"/>
    </style:style>
    <style:style style:name="T5" style:family="text">
      <style:text-properties officeooo:rsid="004c453c"/>
    </style:style>
    <style:style style:name="T6" style:family="text">
      <style:text-properties officeooo:rsid="005e16bc"/>
    </style:style>
    <style:style style:name="T7" style:family="text">
      <style:text-properties officeooo:rsid="006c7470"/>
    </style:style>
    <style:style style:name="T8" style:family="text">
      <style:text-properties officeooo:rsid="006dfb02"/>
    </style:style>
    <style:style style:name="T9" style:family="text">
      <style:text-properties officeooo:rsid="006f0b6a"/>
    </style:style>
    <style:style style:name="T10" style:family="text">
      <style:text-properties fo:font-size="13pt" style:text-underline-style="none" fo:font-weight="normal" officeooo:rsid="00c5a25f" style:font-size-asian="11.3500003814697pt" style:font-weight-asian="normal" style:font-size-complex="13pt" style:font-weight-complex="normal"/>
    </style:style>
    <style:style style:name="T11" style:family="text">
      <style:text-properties fo:font-size="13pt" style:text-underline-style="none" fo:font-weight="normal" officeooo:rsid="006f0b6a" style:font-size-asian="11.3500003814697pt" style:font-weight-asian="normal" style:font-size-complex="13pt" style:font-weight-complex="normal"/>
    </style:style>
    <style:style style:name="T12" style:family="text">
      <style:text-properties fo:font-size="13pt" style:text-underline-style="none" fo:font-weight="normal" officeooo:rsid="0070fb8e" style:font-size-asian="11.3500003814697pt" style:font-weight-asian="normal" style:font-size-complex="13pt" style:font-weight-complex="normal"/>
    </style:style>
    <style:style style:name="T13" style:family="text">
      <style:text-properties fo:font-size="13pt" fo:font-style="italic" style:text-underline-style="none" fo:font-weight="bold" officeooo:rsid="01577bb0" style:font-size-asian="11.3500003814697pt" style:font-style-asian="italic" style:font-weight-asian="bold" style:font-size-complex="13pt" style:font-style-complex="italic" style:font-weight-complex="bold"/>
    </style:style>
    <style:style style:name="T14" style:family="text">
      <style:text-properties fo:font-size="13pt" fo:font-style="italic" style:text-underline-style="none" fo:font-weight="bold" officeooo:rsid="018263ab" style:font-size-asian="11.3500003814697pt" style:font-style-asian="italic" style:font-weight-asian="bold" style:font-size-complex="13pt" style:font-style-complex="italic" style:font-weight-complex="bold"/>
    </style:style>
    <style:style style:name="T15" style:family="text">
      <style:text-properties style:text-line-through-style="solid" style:text-line-through-type="single"/>
    </style:style>
    <style:style style:name="T16" style:family="text">
      <style:text-properties style:text-line-through-style="solid" style:text-line-through-type="single" style:text-underline-style="none" officeooo:rsid="00566e36"/>
    </style:style>
    <style:style style:name="T17" style:family="text">
      <style:text-properties style:text-line-through-style="solid" style:text-line-through-type="single" style:text-underline-style="none" fo:font-weight="normal" officeooo:rsid="00566e36" style:font-weight-asian="normal" style:font-weight-complex="normal"/>
    </style:style>
    <style:style style:name="T18" style:family="text">
      <style:text-properties officeooo:rsid="007d9526"/>
    </style:style>
    <style:style style:name="T19" style:family="text">
      <style:text-properties officeooo:rsid="0087273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3"/>
      <text:h text:style-name="P13" text:outline-level="3"><text:span text:style-name="Strong_20_Emphasis"><text:span text:style-name="T4">Stuff TODO</text:span></text:span></text:h>
      <text:p text:style-name="P14">Lambda Calculus as an Intermediate Representation (IR) – <text:span text:style-name="T19">in progress</text:span></text:p>
      <text:p text:style-name="P18">Conclusion</text:p>
      <text:p text:style-name="P19">Finish Abstract <text:span text:style-name="T13">T</text:span><text:span text:style-name="T14">ODO add the stuff about LC as an IR when done</text:span></text:p>
      <text:p text:style-name="P20">Look for typos</text:p>
      <text:p text:style-name="P21">Go through with library staff</text:p>
      <text:h text:style-name="P11" text:outline-level="3"><text:span text:style-name="Strong_20_Emphasis"><text:span text:style-name="T1">Lambda Calculus as an Intermediate Representation (IR)</text:span></text:span></text:h>
      <text:p text:style-name="P12"/>
      <text:list text:style-name="L1">
        <text:list-item>
          <text:p text:style-name="P24"><text:span text:style-name="Strong_20_Emphasis"><text:span text:style-name="T16">Motivation –</text:span></text:span><text:span text:style-name="Strong_20_Emphasis"><text:span text:style-name="T17"> Why IR matters and why lambda calculus is a candidate.</text:span></text:span></text:p>
        </text:list-item>
        <text:list-item>
          <text:p text:style-name="P23"><text:span text:style-name="Strong_20_Emphasis"><text:span text:style-name="T15">Background</text:span></text:span><text:span text:style-name="T15"> – Quick recap of relevant lambda calculus concepts.</text:span></text:p>
        </text:list-item>
      </text:list>
      <text:list text:style-name="L2">
        <text:list-item>
          <text:p text:style-name="P25"><text:span text:style-name="Strong_20_Emphasis"><text:span text:style-name="T15">Approach/Methodology</text:span></text:span><text:span text:style-name="T15"> – How you use lambda calculus as IR in your research.</text:span></text:p>
        </text:list-item>
      </text:list>
      <text:list text:style-name="L3">
        <text:list-item>
          <text:p text:style-name="P26"><text:span text:style-name="Strong_20_Emphasis">Implementation</text:span> – Overview of how it’s integrated into your system or compiler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6">Source (.lctest)</text:p>
                        </text:list-item>
                        <text:list-item>
                          <text:p text:style-name="P26"><text:s text:c="3"/>↓ Parse (AST)</text:p>
                        </text:list-item>
                        <text:list-item>
                          <text:p text:style-name="P26"><text:s text:c="3"/>↓ Translate to λ-calculus IR</text:p>
                        </text:list-item>
                        <text:list-item>
                          <text:p text:style-name="P26"><text:s text:c="3"/>↓ Write .lc fil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text:style-name="L4">
        <text:list-item>
          <text:p text:style-name="P27"><text:span text:style-name="Strong_20_Emphasis">Advantages and Limitations</text:span> – Comparison with other IRs (e.g., SSA, bytecode).</text:p>
        </text:list-item>
      </text:list>
      <text:list text:style-name="L5">
        <text:list-item>
          <text:p text:style-name="P28"><text:span text:style-name="Strong_20_Emphasis">Preliminary Results or Findings</text:span> – If you have any benchmarks, examples, or early outcomes.</text:p>
        </text:list-item>
      </text:list>
      <text:p text:style-name="P16">Parser notes: </text:p>
      <text:p text:style-name="P17">recursive descent S-expression</text:p>
      <text:p text:style-name="P17"><text:span text:style-name="T18">Works on </text:span><text:span text:style-name="Strong_20_Emphasis"><text:span text:style-name="T18">context-free languages</text:span></text:span><text:span text:style-name="T18">, which are more powerful than regular languages.</text:span>Uses the <text:span text:style-name="Strong_20_Emphasis">call stack</text:span> (or explicit stack) to handle <text:span text:style-name="Strong_20_Emphasis">arbitrarily deep nesting</text:span>.Each grammar rule is represented by a function that may call itself recursively.Can easily parse S-expressions, because matching <text:span text:style-name="Source_20_Text">(</text:span> with the correct <text:span text:style-name="Source_20_Text">)</text:span> is a context-free task.</text:p>
      <text:h text:style-name="P11" text:outline-level="3"><text:span text:style-name="Strong_20_Emphasis"><text:span text:style-name="T1">Lambda Calculus As An IR </text:span></text:span><text:span text:style-name="Strong_20_Emphasis"><text:span text:style-name="T3">Research</text:span></text:span></text:h>
      <text:p text:style-name="P1">a toy compiler or interpreter for a very simple Lisp-like language that uses lambda calculus as its IR (intermediate representation), then compare:</text:p>
      <text:list text:style-name="L6">
        <text:list-item>
          <text:p text:style-name="P29">How well it enables optimisations (constant folding, dead code elimination)</text:p>
        </text:list-item>
        <text:list-item>
          <text:p text:style-name="P29">Simplicity or complexity of transformation compared to tree-based IR</text:p>
        </text:list-item>
      </text:list>
      <text:p text:style-name="P2"/>
      <text:p text:style-name="P3"><text:soft-page-break/>Compiler from lisp to LC <text:span text:style-name="T6">as an IR language</text:span></text:p>
      <text:p text:style-name="P4"><text:span text:style-name="T6">W</text:span>arn dead code <text:span text:style-name="T6">and </text:span>constant folding <text:span text:style-name="T7">and optimise in LC</text:span></text:p>
      <text:p text:style-name="P4"/>
      <text:p text:style-name="P5">Implement all optimisations from paper:</text:p>
      <text:p text:style-name="P9">CFG (Contex Free Grammar) , Finite Automata Lexer , Lambda Calculus IR,<text:span text:style-name="T8">Lisp Liek Type system, Control Flow Graph (CFG), </text:span><text:span text:style-name="T9">Data Flow Analysis (DFA) , <text:s/></text:span><text:span text:style-name="Strong_20_Emphasis"><text:span text:style-name="T10">vertex colouring , </text:span></text:span><text:span text:style-name="Strong_20_Emphasis"><text:span text:style-name="T11">Linear / integer programming , Dynamic Programming techniques like trace scheduling and caching of equivalent expressions to avoid redundant code.</text:span></text:span></text:p>
      <text:p text:style-name="P10"><text:span text:style-name="Strong_20_Emphasis"><text:span text:style-name="T12">Use all to optimise compiled Lambda Calculus as much as possible.</text:span></text:span></text:p>
      <text:p text:style-name="P2"/>
      <text:p text:style-name="P7">reference code:<text:a xlink:type="simple" xlink:href="https://libguides.uark.edu/friendly.php?s=CSCE/CitingCode" text:style-name="Internet_20_link" text:visited-style-name="Visited_20_Internet_20_Link">https://libguides.uark.edu/friendly.php?s=CSCE/CitingCode</text:a></text:p>
      <text:p text:style-name="P7"/>
      <text:h text:style-name="P6" text:outline-level="3"><text:span text:style-name="Strong_20_Emphasis"><text:span text:style-name="T2">Improvements</text:span></text:span></text:h>
      <text:p text:style-name="P2">Format paper fo<text:span text:style-name="T5">r academic standards</text:span>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Language and Grammar</text:p>
          </table:table-cell>
          <table:table-cell table:style-name="Table1.A1" office:value-type="string">
            <text:p text:style-name="Table_20_Contents">Fix typos, rewrite informal or awkward sentences, use precise academic language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Formatting and Style</text:p>
          </table:table-cell>
          <table:table-cell table:style-name="Table2.A1" office:value-type="string">
            <text:p text:style-name="Table_20_Contents">Apply consistent sectioning, equation formatting, and citation style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Technical Depth</text:p>
          </table:table-cell>
          <table:table-cell table:style-name="Table3.A1" office:value-type="string">
            <text:p text:style-name="Table_20_Contents">Add practical examples, diagrams, and optionally evaluate or implement a prototype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Conclusion Section</text:p>
          </table:table-cell>
          <table:table-cell table:style-name="Table5.A1" office:value-type="string">
            <text:p text:style-name="Table_20_Contents">Summarize the main points, contributions, and potential for future work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21:47:43.622077808</meta:creation-date>
    <dc:date>2025-08-14T14:31:28.711573673</dc:date>
    <meta:editing-duration>PT11H59M43S</meta:editing-duration>
    <meta:editing-cycles>102</meta:editing-cycles>
    <meta:generator>LibreOffice/24.2.7.2$Linux_X86_64 LibreOffice_project/420$Build-2</meta:generator>
    <meta:document-statistic meta:table-count="5" meta:image-count="0" meta:object-count="0" meta:page-count="2" meta:paragraph-count="40" meta:word-count="370" meta:character-count="2494" meta:non-whitespace-character-count="2157"/>
  </office:meta>
</office:document-meta>
</file>